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CC"/>
      <style:text-properties fo:font-size="24pt" style:font-size-asian="24pt" style:font-size-complex="24pt"/>
    </style:style>
    <style:style style:name="ce3" style:family="table-cell" style:parent-style-name="Default" style:data-style-name="N0">
      <style:text-properties fo:font-size="24pt" style:font-size-asian="24pt" style:font-size-complex="24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FFF2CC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2CC"/>
    </style:style>
    <style:style style:name="ce13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color="#FFFFFF" style:font-name="Lato" style:font-name-asian="Lato" style:font-name-complex="Lato" fo:font-size="9pt" style:font-size-asian="9pt" style:font-size-complex="9pt"/>
    </style:style>
    <style:style style:name="ce18" style:family="table-cell" style:parent-style-name="Default" style:data-style-name="N0">
      <style:table-cell-properties style:vertical-align="middle" fo:background-color="#5B9BD5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5.463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4.74133333333333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5.3763333333333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5.10116666666667cm"/>
    </style:style>
    <style:style style:name="co10" style:family="table-column">
      <style:table-column-properties fo:break-before="auto" style:column-width="5.207cm"/>
    </style:style>
    <style:style style:name="co11" style:family="table-column">
      <style:table-column-properties fo:break-before="auto" style:column-width="5.12233333333333cm"/>
    </style:style>
    <style:style style:name="co12" style:family="table-column">
      <style:table-column-properties fo:break-before="auto" style:column-width="5.75733333333333cm"/>
    </style:style>
    <style:style style:name="co13" style:family="table-column">
      <style:table-column-properties fo:break-before="auto" style:column-width="5.63033333333333cm"/>
    </style:style>
    <style:style style:name="co14" style:family="table-column">
      <style:table-column-properties fo:break-before="auto" style:column-width="3.7253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43.2pt" style:use-optimal-row-height="true" fo:break-before="auto"/>
    </style:style>
    <style:style style:name="ro5" style:family="table-row">
      <style:table-row-properties style:row-height="72pt" style:use-optimal-row-height="true" fo:break-before="auto"/>
    </style:style>
    <style:style style:name="ro6" style:family="table-row">
      <style:table-row-properties style:row-height="86.4pt" style:use-optimal-row-height="true" fo:break-before="auto"/>
    </style:style>
    <style:style style:name="ro7" style:family="table-row">
      <style:table-row-properties style:row-height="23.4pt" style:use-optimal-row-height="true" fo:break-before="auto"/>
    </style:style>
    <style:style style:name="ro8" style:family="table-row">
      <style:table-row-properties style:row-height="28.8pt" style:use-optimal-row-height="true" fo:break-before="auto"/>
    </style:style>
    <style:style style:name="ro9" style:family="table-row">
      <style:table-row-properties style:row-height="100.8pt" style:use-optimal-row-height="true" fo:break-before="auto"/>
    </style:style>
    <style:style style:name="ro10" style:family="table-row">
      <style:table-row-properties style:row-height="115.2pt" style:use-optimal-row-height="true" fo:break-before="auto"/>
    </style:style>
    <style:style style:name="ro11" style:family="table-row">
      <style:table-row-properties style:row-height="57.6pt" style:use-optimal-row-height="true" fo:break-before="auto"/>
    </style:style>
    <style:style style:name="ro12" style:family="table-row">
      <style:table-row-properties style:row-height="129.6pt" style:use-optimal-row-height="true" fo:break-before="auto"/>
    </style:style>
    <style:style style:name="ro13" style:family="table-row">
      <style:table-row-properties style:row-height="259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_Pag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<text:s text:c="29"/>Test Plan for A/B Test Functionality</text:p>
          </table:table-cell>
          <table:table-cell table:number-columns-repeated="3" table:style-name="ce3"/>
          <table:table-cell table:number-columns-repeated="3" table:style-name="ce1"/>
          <table:table-cell table:number-columns-repeated="8" table:style-name="ce4"/>
          <table:table-cell table:number-columns-repeated="16369"/>
        </table:table-row>
        <table:table-row table:style-name="ro2">
          <table:table-cell office:value-type="string" table:style-name="ce5">
            <text:p>Test Execution Start Date :<text:s/><text:span text:style-name="T1">01-04-2025</text:span>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5">
            <text:p>Test Execution End Date :<text:s/><text:span text:style-name="T1">28-04-2025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Test Executionar :<text:s/><text:span text:style-name="T1">Koushik Raju</text:span></text:p>
          </table:table-cell>
          <table:table-cell table:number-columns-repeated="16383" table:style-name="ce1"/>
        </table:table-row>
        <table:table-row table:style-name="ro3">
          <table:table-cell table:style-name="ce5"/>
          <table:table-cell table:number-columns-repeated="2" table:style-name="ce1"/>
          <table:table-cell office:value-type="string" table:style-name="ce1">
            <text:p><text:s text:c="8"/><text:span text:style-name="T2"><text:s text:c="9"/></text:span>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1. Introduction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8">
            <text:p>This test plan is designed to validate the functionality of the A/B Test feature in the app.vwo.cop web portal.<text:s/></text:p>
            <text:p>The A/B Test feature allows users to create, view, and manage A/B tests across different sections (Easy to Edit, Cross Platform Testing, and Powered by Smartstast).</text:p>
          </table:table-cell>
          <table:table-cell table:number-columns-repeated="16383" table:style-name="ce1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3">
          <table:table-cell office:value-type="string" table:style-name="ce7">
            <text:p>2. Test Objectiv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8">
            <text:p>The main objective of this testing is to verify that:</text:p>
            <text:p>*The A/B Test section is accessible and functional.</text:p>
            <text:p>*The user can interact with different sections, create A/B tests, view sample tests, and navigate smoothly within the portal.</text:p>
            <text:p>*The buttons and interactions like Create A/B Test, View Sample Test, and section descriptions work as expected.</text:p>
            <text:p>*All the workflows and scenarios related to section selection, navigation, error handling, and UI responsiveness are functioning correctly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3. Scope of Testing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The scope of testing will include the following:</text:p>
            <text:p>*Section Creation</text:p>
            <text:p>*A/B Test creation</text:p>
            <text:p>*UI behaviour<text:s/></text:p>
            <text:p>*Error handeling</text:p>
            <text:p/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4. Number of Test Cases<text:s/><text:span text:style-name="T1">= 15</text:span></text:p>
          </table:table-cell>
          <table:table-cell table:number-columns-repeated="16383" table:style-name="ce1"/>
        </table:table-row>
        <table:table-row table:style-name="ro2">
          <table:table-cell table:style-name="ce10"/>
          <table:table-cell table:number-columns-repeated="16383" table:style-name="ce1"/>
        </table:table-row>
        <table:table-row table:style-name="ro2">
          <table:table-cell office:value-type="string" table:style-name="ce5">
            <text:p>5. Test Typ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Functional Testing, UI Testing, Usability Testing, Error Handling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6.Test Assump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- User is logged in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- The website is accessible without downtim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- The A/B Test section is correctly implemented.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7.Pass/Fail Criteri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0">
            <text:p>A test case will pass if the expected result matches the actual result. A test case will fail if there is a deviation.</text:p>
          </table:table-cell>
          <table:table-cell table:number-columns-repeated="16383" table:style-name="ce1"/>
        </table:table-row>
        <table:table-row table:style-name="ro2">
          <table:table-cell table:style-name="ce10"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style-name="ce1"/>
          <table:table-cell table:style-name="ce10"/>
          <table:table-cell table:number-columns-repeated="16382"/>
        </table:table-row>
        <table:table-row table:number-rows-repeated="1048545" table:style-name="ro2">
          <table:table-cell table:number-columns-repeated="16384"/>
        </table:table-row>
      </table:table>
      <table:table table:name="Test_Case_Detail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7">
          <table:table-cell office:value-type="string" table:style-name="ce11">
            <text:p><text:s text:c="94"/><text:span text:style-name="T3"><text:s text:c="4"/></text:span><text:s text:c="4"/><text:span text:style-name="T4"><text:s text:c="19"/>Test Case Details</text:span></text:p>
          </table:table-cell>
          <table:table-cell table:style-name="ce12"/>
          <table:table-cell table:style-name="ce13"/>
          <table:table-cell table:number-columns-repeated="8" table:style-name="ce12"/>
          <table:table-cell table:number-columns-repeated="16373"/>
        </table:table-row>
        <table:table-row table:style-name="ro2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style-name="ro8">
          <table:table-cell office:value-type="string" table:style-name="ce15">
            <text:p>Test Execution Start Date :<text:s/><text:span text:style-name="T1">01-04-2025</text:span>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15">
            <text:p>Test Execution End Date :<text:s/><text:span text:style-name="T1">28-04-2025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5">
            <text:p>Test Executionar :<text:s/><text:span text:style-name="T1">Koushik Raju</text:span>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8">
          <table:table-cell table:style-name="ce1"/>
          <table:table-cell office:value-type="string" table:style-name="ce16">
            <text:p>Test case No</text:p>
          </table:table-cell>
          <table:table-cell office:value-type="string" table:style-name="ce17">
            <text:p>Test Case Description</text:p>
          </table:table-cell>
          <table:table-cell office:value-type="string" table:style-name="ce18">
            <text:p>Priority</text:p>
          </table:table-cell>
          <table:table-cell office:value-type="string" table:style-name="ce17">
            <text:p>Pre Condition</text:p>
          </table:table-cell>
          <table:table-cell office:value-type="string" table:style-name="ce17">
            <text:p>Status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1</text:p>
          </table:table-cell>
          <table:table-cell office:value-type="string" table:style-name="ce8">
            <text:p>Verify successful login and navigation to A/B Test sec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(app.vwo.com)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2</text:p>
          </table:table-cell>
          <table:table-cell office:value-type="string" table:style-name="ce8">
            <text:p>Verify the "Easy to Edit" section is clickable and opens the descrip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3</text:p>
          </table:table-cell>
          <table:table-cell office:value-type="string" table:style-name="ce8">
            <text:p>Verify the "Cross Platform Testing" section is clickable and opens the description.</text:p>
          </table:table-cell>
          <table:table-cell office:value-type="string" table:style-name="ce14">
            <text:p>MEDIUM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4</text:p>
          </table:table-cell>
          <table:table-cell office:value-type="string" table:style-name="ce8">
            <text:p>Verify the "Powered by Smartstast" section is clickable and opens the descrip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5</text:p>
          </table:table-cell>
          <table:table-cell office:value-type="string" table:style-name="ce8">
            <text:p>Verify the "Create A/B Test" button redirects the user to the A/B test creation page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6</text:p>
          </table:table-cell>
          <table:table-cell office:value-type="string" table:style-name="ce8">
            <text:p>Verify the "View Sample Test" button opens a sample test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7</text:p>
          </table:table-cell>
          <table:table-cell office:value-type="string" table:style-name="ce8">
            <text:p>Verify the user can navigate back from the A/B test creation page to the A/B Test sec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be in the A/B Test creation page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5">
          <table:table-cell table:style-name="ce1"/>
          <table:table-cell office:value-type="string" table:style-name="ce8">
            <text:p>TC_A/B Test_08</text:p>
          </table:table-cell>
          <table:table-cell office:value-type="string" table:style-name="ce8">
            <text:p>Verify that the user can select only one section at a time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 table:style-name="ce1"/>
        </table:table-row>
        <table:table-row table:style-name="ro9">
          <table:table-cell/>
          <table:table-cell office:value-type="string" table:style-name="ce8">
            <text:p>TC_A/B Test_09</text:p>
          </table:table-cell>
          <table:table-cell office:value-type="string" table:style-name="ce8">
            <text:p>Verify that the user can cancel or close the sample test view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 with any section selected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9">
          <table:table-cell/>
          <table:table-cell office:value-type="string" table:style-name="ce8">
            <text:p>TC_A/B Test_10</text:p>
          </table:table-cell>
          <table:table-cell office:value-type="string" table:style-name="ce8">
            <text:p>Verify that "Create A/B Test" button is disabled if no sections are selected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, and no section should be selected.<text:s/>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8">
            <text:p>TC_A/B Test_11</text:p>
          </table:table-cell>
          <table:table-cell office:value-type="string" table:style-name="ce8">
            <text:p>Verify the UI layout of the A/B Test section is responsive across different devices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 on a mobile, tablet, or desktop device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5">
          <table:table-cell/>
          <table:table-cell office:value-type="string" table:style-name="ce8">
            <text:p>TC_A/B Test_12</text:p>
          </table:table-cell>
          <table:table-cell office:value-type="string" table:style-name="ce8">
            <text:p>Verify that the user can successfully logout after using the A/B Test sec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8">
            <text:p>TC_A/B Test_13</text:p>
          </table:table-cell>
          <table:table-cell office:value-type="string" table:style-name="ce8">
            <text:p>Verify that the A/B Test section loads within 5 seconds.</text:p>
          </table:table-cell>
          <table:table-cell office:value-type="string" table:style-name="ce14">
            <text:p>LOW</text:p>
          </table:table-cell>
          <table:table-cell office:value-type="string" table:style-name="ce8">
            <text:p>User must be logged into the website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9">
          <table:table-cell/>
          <table:table-cell office:value-type="string" table:style-name="ce8">
            <text:p>TC_A/B Test_14</text:p>
          </table:table-cell>
          <table:table-cell office:value-type="string" table:style-name="ce8">
            <text:p>Verify that a user can cancel the creation of an A/B test and return to the A/B Test sec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 with a section selected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9">
          <table:table-cell/>
          <table:table-cell office:value-type="string" table:style-name="ce8">
            <text:p>TC_A/B Test_15</text:p>
          </table:table-cell>
          <table:table-cell office:value-type="string" table:style-name="ce8">
            <text:p>Verify that "View Sample Test" displays a summary of the test configuration.</text:p>
          </table:table-cell>
          <table:table-cell office:value-type="string" table:style-name="ce14">
            <text:p>HIGH</text:p>
          </table:table-cell>
          <table:table-cell office:value-type="string" table:style-name="ce8">
            <text:p>User must be logged into the website and in the A/B Test section with a section selected.</text:p>
          </table:table-cell>
          <table:table-cell office:value-type="string" table:style-name="ce8">
            <text:p>Pending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8"/>
          <table:table-cell table:number-columns-repeated="16378"/>
        </table:table-row>
        <table:table-row table:number-rows-repeated="1048552" table:style-name="ro2">
          <table:table-cell table:number-columns-repeated="16384"/>
        </table:table-row>
      </table:table>
      <table:table table:name="Test_Execution&amp;Result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column table:style-name="co14" table:default-cell-style-name="ce1"/>
        <table:table-column table:style-name="co2" table:number-columns-repeated="16375" table:default-cell-style-name="ce1"/>
        <table:table-row table:style-name="ro8">
          <table:table-cell office:value-type="string" table:style-name="ce16">
            <text:p>Test case No</text:p>
          </table:table-cell>
          <table:table-cell office:value-type="string" table:style-name="ce17">
            <text:p>Test Case Title</text:p>
          </table:table-cell>
          <table:table-cell office:value-type="string" table:style-name="ce17">
            <text:p>Pre Condition</text:p>
          </table:table-cell>
          <table:table-cell office:value-type="string" table:style-name="ce17">
            <text:p>Steps to Execute</text:p>
          </table:table-cell>
          <table:table-cell office:value-type="string" table:style-name="ce17">
            <text:p>Expected Result</text:p>
          </table:table-cell>
          <table:table-cell office:value-type="string" table:style-name="ce17">
            <text:p>Actual Result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Executed QA Name<text:s/></text:p>
          </table:table-cell>
          <table:table-cell office:value-type="string" table:style-name="ce17">
            <text:p>Misc (Comments)</text:p>
          </table:table-cell>
          <table:table-cell table:number-columns-repeated="16375"/>
        </table:table-row>
        <table:table-row table:style-name="ro8">
          <table:table-cell office:value-type="string" table:style-name="ce19">
            <text:p>TC_A/B Test_01</text:p>
          </table:table-cell>
          <table:table-cell office:value-type="string" table:style-name="ce8">
            <text:p>Verify successful login and navigation to A/B Test section.</text:p>
          </table:table-cell>
          <table:table-cell office:value-type="string" table:style-name="ce8">
            <text:p>User must be logged into the website (app.vwo.com).</text:p>
          </table:table-cell>
          <table:table-cell office:value-type="string" table:style-name="ce8">
            <text:p>1. Log in to the website.</text:p>
            <text:p>2. Click on the A/B Test icon.</text:p>
          </table:table-cell>
          <table:table-cell office:value-type="string" table:style-name="ce8">
            <text:p>User is redirected to the A/B Test section.</text:p>
          </table:table-cell>
          <table:table-cell office:value-type="string" table:style-name="ce8">
            <text:p>User is succesfully redirected to the A/B Test section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string" table:style-name="ce19">
            <text:p>TC_A/B Test_02</text:p>
          </table:table-cell>
          <table:table-cell office:value-type="string" table:style-name="ce8">
            <text:p>Verify the "Easy to Edit" section is clickable and opens the description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Click on the A/B Test icon.</text:p>
            <text:p>2. Click on the "Easy to use Editor" section.</text:p>
          </table:table-cell>
          <table:table-cell office:value-type="string" table:style-name="ce8">
            <text:p><text:s/>"Easy to use Editor" should opens successfully.</text:p>
          </table:table-cell>
          <table:table-cell office:value-type="string" table:style-name="ce8">
            <text:p>The "Easy to use Editor" opens successfully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string" table:style-name="ce19">
            <text:p>TC_A/B Test_03</text:p>
          </table:table-cell>
          <table:table-cell office:value-type="string" table:style-name="ce8">
            <text:p>Verify the "Cross Platform Testing" section is clickable and opens the description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Click on the A/B Test icon.</text:p>
            <text:p>2. Click on the "Criss Platfor Testing" section.</text:p>
          </table:table-cell>
          <table:table-cell office:value-type="string" table:style-name="ce8">
            <text:p><text:s/>"Cross Platform Testing" should opens successfully.</text:p>
          </table:table-cell>
          <table:table-cell office:value-type="string" table:style-name="ce8">
            <text:p>The "Cross Platform testing" opens successfully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string" table:style-name="ce19">
            <text:p>TC_A/B Test_04</text:p>
          </table:table-cell>
          <table:table-cell office:value-type="string" table:style-name="ce8">
            <text:p>Verify the "Powered by Smartstast" section is clickable and opens the description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Click on the A/B Test icon.</text:p>
            <text:p>2.Click on the "Powered by Smartstast" section.</text:p>
          </table:table-cell>
          <table:table-cell office:value-type="string" table:style-name="ce8">
            <text:p>"Powered by Smartstast" should open successfully.</text:p>
          </table:table-cell>
          <table:table-cell office:value-type="string" table:style-name="ce8">
            <text:p>The "Powered bt Smartstats" opens successfully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5">
          <table:table-cell office:value-type="string" table:style-name="ce19">
            <text:p>TC_A/B Test_05</text:p>
          </table:table-cell>
          <table:table-cell office:value-type="string" table:style-name="ce8">
            <text:p>Verify the "Create A/B Test" button redirects the user to the A/B test creation page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Select any section (Easy to Edit, Cross Platform Testing, Powered by Smartstast).</text:p>
            <text:p>2. Click on the "Create A/B Test" button.</text:p>
          </table:table-cell>
          <table:table-cell office:value-type="string" table:style-name="ce8">
            <text:p>User should be redirected to the creation page.</text:p>
          </table:table-cell>
          <table:table-cell office:value-type="string" table:style-name="ce8">
            <text:p>User succesfully redirected to the creation page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5">
          <table:table-cell office:value-type="string" table:style-name="ce19">
            <text:p>TC_A/B Test_06</text:p>
          </table:table-cell>
          <table:table-cell office:value-type="string" table:style-name="ce8">
            <text:p>Verify the "View Sample Test" button opens a sample test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Select any section (Easy to Edit, Cross Platform Testing, Powered by Smartstast).</text:p>
            <text:p>2. Click on the "View Sample Test" button.</text:p>
          </table:table-cell>
          <table:table-cell office:value-type="string" table:style-name="ce8">
            <text:p>A sample test is displayed to the user.</text:p>
          </table:table-cell>
          <table:table-cell office:value-type="string" table:style-name="ce8">
            <text:p>A sample test is succesfully displayed to the user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1">
          <table:table-cell office:value-type="string" table:style-name="ce19">
            <text:p>TC_A/B Test_07</text:p>
          </table:table-cell>
          <table:table-cell office:value-type="string" table:style-name="ce8">
            <text:p>Verify the user can navigate back from the A/B test creation page to the A/B Test section.</text:p>
          </table:table-cell>
          <table:table-cell office:value-type="string" table:style-name="ce8">
            <text:p>User must be logged into the website and be in the A/B Test creation page.</text:p>
          </table:table-cell>
          <table:table-cell office:value-type="string" table:style-name="ce8">
            <text:p>1. After clicking "Create A/B Test", go to the A/B test creation page.</text:p>
            <text:p>2. Click the back button.</text:p>
          </table:table-cell>
          <table:table-cell office:value-type="string" table:style-name="ce8">
            <text:p>User is navigated back to the A/B Test section.</text:p>
          </table:table-cell>
          <table:table-cell office:value-type="string" table:style-name="ce8">
            <text:p>User is succesfully navigated back to the A/B Test section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1">
          <table:table-cell office:value-type="string" table:style-name="ce19">
            <text:p>TC_A/B Test_08</text:p>
          </table:table-cell>
          <table:table-cell office:value-type="string" table:style-name="ce8">
            <text:p>Verify that the user can select only one section at a time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Select the "Easy to Edit" section.</text:p>
            <text:p>2. Try to select the "Cross Platform Testing" section.</text:p>
          </table:table-cell>
          <table:table-cell office:value-type="string" table:style-name="ce8">
            <text:p>The previous section should be deselected when a new one is selected.</text:p>
          </table:table-cell>
          <table:table-cell office:value-type="string" table:style-name="ce8">
            <text:p>The previous section is deselected when a new one is selected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2">
          <table:table-cell office:value-type="string" table:style-name="ce19">
            <text:p>TC_A/B Test_09</text:p>
          </table:table-cell>
          <table:table-cell office:value-type="string" table:style-name="ce8">
            <text:p>Verify that the user can cancel or close the sample test view.</text:p>
          </table:table-cell>
          <table:table-cell office:value-type="string" table:style-name="ce8">
            <text:p>User must be logged into the website and in the A/B Test section with any section selected.</text:p>
          </table:table-cell>
          <table:table-cell office:value-type="string" table:style-name="ce8">
            <text:p>1. Click on "View Sample Test".</text:p>
            <text:p>2. Close or cancel the sample test view.</text:p>
          </table:table-cell>
          <table:table-cell office:value-type="string" table:style-name="ce8">
            <text:p>The sample test view should close, and the user should be back in the A/B Test section.</text:p>
          </table:table-cell>
          <table:table-cell office:value-type="string" table:style-name="ce8">
            <text:p>Sample test view is clossed and webpage is returned back to A/B test section</text:p>
          </table:table-cell>
          <table:table-cell office:value-type="string" table:style-name="ce21">
            <text:p>PASS</text:p>
          </table:table-cell>
          <table:table-cell office:value-type="string" table:style-name="ce19">
            <text:p>Koushik Raju</text:p>
          </table:table-cell>
          <table:table-cell office:value-type="string" table:style-name="ce8">
            <text:p>BUG detected : When the page is returned back ro A/B Section the icon is seperated from the A/B Test word.<text:s/></text:p>
            <text:p>After trying multiple itteration the problem occurs constantly.</text:p>
          </table:table-cell>
          <table:table-cell table:number-columns-repeated="16375"/>
        </table:table-row>
        <table:table-row table:style-name="ro11">
          <table:table-cell office:value-type="string" table:style-name="ce19">
            <text:p>TC_A/B Test_10</text:p>
          </table:table-cell>
          <table:table-cell office:value-type="string" table:style-name="ce8">
            <text:p>Verify that "Create A/B Test" button is disabled if no sections are selected.</text:p>
          </table:table-cell>
          <table:table-cell office:value-type="string" table:style-name="ce8">
            <text:p>User must be logged into the website and in the A/B Test section, and no section should be selected.<text:s/></text:p>
          </table:table-cell>
          <table:table-cell office:value-type="string" table:style-name="ce8">
            <text:p>1. Ensure no section is selected.</text:p>
            <text:p>2. Verify that "Create A/B Test" is disabled.</text:p>
          </table:table-cell>
          <table:table-cell office:value-type="string" table:style-name="ce8">
            <text:p>The "Create A/B Test" button should be disabled when no section is selected.</text:p>
          </table:table-cell>
          <table:table-cell office:value-type="string" table:style-name="ce8">
            <text:p>"Create A/B Test" button is disabled when no section is selected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3">
          <table:table-cell office:value-type="string" table:style-name="ce19">
            <text:p>TC_A/B Test_11</text:p>
          </table:table-cell>
          <table:table-cell office:value-type="string" table:style-name="ce8">
            <text:p>Verify the UI layout of the A/B Test section is responsive across different devices.</text:p>
          </table:table-cell>
          <table:table-cell office:value-type="string" table:style-name="ce8">
            <text:p>User must be logged into the website and in the A/B Test section on a mobile, tablet, or desktop device.</text:p>
          </table:table-cell>
          <table:table-cell office:value-type="string" table:style-name="ce8">
            <text:p><text:s/>Open the A/B Test section on different devices (mobile, tablet, desktop).</text:p>
          </table:table-cell>
          <table:table-cell office:value-type="string" table:style-name="ce8">
            <text:p>The A/B Test section should be displayed properly on all devices without any UI issues.</text:p>
          </table:table-cell>
          <table:table-cell office:value-type="string" table:style-name="ce8">
            <text:p>The webpage does not render properly on mobuile platform.</text:p>
          </table:table-cell>
          <table:table-cell office:value-type="string" table:style-name="ce22">
            <text:p>FAIL</text:p>
          </table:table-cell>
          <table:table-cell office:value-type="string" table:style-name="ce19">
            <text:p>Koushik Raju</text:p>
          </table:table-cell>
          <table:table-cell office:value-type="string" table:style-name="ce8">
            <text:p>Webpage A/B Test is succesfully loaded in desktop, tablet browsers.</text:p>
            <text:p/>
            <text:p>But in mobile browser the all the elements in the webpage is collapsed.<text:s/></text:p>
            <text:p/>
            <text:p>This problem is constant even after multiple attempst of reloding and is the same in various browsing apps. I used Safari, Chrome, Brave apps.<text:s/></text:p>
          </table:table-cell>
          <table:table-cell table:number-columns-repeated="16375"/>
        </table:table-row>
        <table:table-row table:style-name="ro4">
          <table:table-cell office:value-type="string" table:style-name="ce19">
            <text:p>TC_A/B Test_12</text:p>
          </table:table-cell>
          <table:table-cell office:value-type="string" table:style-name="ce8">
            <text:p>Verify that the user can successfully logout after using the A/B Test section.</text:p>
          </table:table-cell>
          <table:table-cell office:value-type="string" table:style-name="ce8">
            <text:p>User must be logged into the website and in the A/B Test section.</text:p>
          </table:table-cell>
          <table:table-cell office:value-type="string" table:style-name="ce8">
            <text:p>1. Navigate to the A/B Test section.</text:p>
            <text:p>2. Click on the logout button.</text:p>
          </table:table-cell>
          <table:table-cell office:value-type="string" table:style-name="ce8">
            <text:p>User should be logged out successfully and redirected to the login page.</text:p>
          </table:table-cell>
          <table:table-cell office:value-type="string" table:style-name="ce8">
            <text:p>User is succesfullty loged out and redirected to login page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1">
          <table:table-cell office:value-type="string" table:style-name="ce19">
            <text:p>TC_A/B Test_13</text:p>
          </table:table-cell>
          <table:table-cell office:value-type="string" table:style-name="ce8">
            <text:p>Verify that the A/B Test section loads within 5 seconds.</text:p>
          </table:table-cell>
          <table:table-cell office:value-type="string" table:style-name="ce8">
            <text:p>User must be logged into the website.</text:p>
          </table:table-cell>
          <table:table-cell office:value-type="string" table:style-name="ce8">
            <text:p>1. Click on the A/B Test icon.</text:p>
            <text:p>2. Measure the time taken for the section to fully load.</text:p>
          </table:table-cell>
          <table:table-cell office:value-type="string" table:style-name="ce8">
            <text:p>The A/B Test section should fully load within 5 seconds.</text:p>
          </table:table-cell>
          <table:table-cell office:value-type="string" table:style-name="ce8">
            <text:p>I tried more that 20 itterations each time the webpage renders within 5 sec.</text:p>
            <text:p/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11">
          <table:table-cell office:value-type="string" table:style-name="ce19">
            <text:p>TC_A/B Test_14</text:p>
          </table:table-cell>
          <table:table-cell office:value-type="string" table:style-name="ce8">
            <text:p>Verify that a user can cancel the creation of an A/B test and return to the A/B Test section.</text:p>
          </table:table-cell>
          <table:table-cell office:value-type="string" table:style-name="ce8">
            <text:p>User must be logged into the website and in the A/B Test section with a section selected.</text:p>
          </table:table-cell>
          <table:table-cell office:value-type="string" table:style-name="ce8">
            <text:p>1. Select any section.</text:p>
            <text:p>2. Click on "Create A/B Test".</text:p>
            <text:p>3. Click on the "Cancel" button or close the creation page.</text:p>
          </table:table-cell>
          <table:table-cell office:value-type="string" table:style-name="ce8">
            <text:p>The user should be redirected back to the A/B Test section without any changes made to the test creation.</text:p>
          </table:table-cell>
          <table:table-cell office:value-type="string" table:style-name="ce8">
            <text:p>The user is successfully redirected back to the A/B Test section without any changes made to the test creation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style-name="ro4">
          <table:table-cell office:value-type="string" table:style-name="ce19">
            <text:p>TC_A/B Test_15</text:p>
          </table:table-cell>
          <table:table-cell office:value-type="string" table:style-name="ce8">
            <text:p>Verify that "View Sample Test" displays a summary of the test configuration.</text:p>
          </table:table-cell>
          <table:table-cell office:value-type="string" table:style-name="ce8">
            <text:p>User must be logged into the website and in the A/B Test section with a section selected.</text:p>
          </table:table-cell>
          <table:table-cell office:value-type="string" table:style-name="ce8">
            <text:p>1. Select a section.</text:p>
            <text:p>2. Click "View Sample Test".</text:p>
          </table:table-cell>
          <table:table-cell office:value-type="string" table:style-name="ce8">
            <text:p>The sample test summary should display the configuration for the selected section.</text:p>
          </table:table-cell>
          <table:table-cell office:value-type="string" table:style-name="ce8">
            <text:p>The sample test summary is displayes the configuration for the selected section.</text:p>
          </table:table-cell>
          <table:table-cell office:value-type="string" table:style-name="ce20">
            <text:p>PASS</text:p>
          </table:table-cell>
          <table:table-cell office:value-type="string" table:style-name="ce19">
            <text:p>Koushik Raju</text:p>
          </table:table-cell>
          <table:table-cell table:style-name="ce8"/>
          <table:table-cell table:number-columns-repeated="16375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ato" svg:font-family="Lat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meta:initial-creator>Koushik Raju</meta:initial-creator>
    <dc:creator>Koushik Raju</dc:creator>
    <meta:creation-date>2025-04-03T15:37:51Z</meta:creation-date>
    <dc:date>2025-04-03T16:37:46Z</dc:date>
  </office:meta>
</office:document-meta>
</file>